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 fo:font-style="italic"/>
    </style:style>
    <style:style style:name="T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left="14.20pt" fo:text-indent="0.00pt" fo:margin-bottom="10.00pt">
        <style:tab-stops>
          <style:tab-stop style:position="0.00pt"/>
        </style:tab-stops>
      </style:paragraph-properties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s text:c="3"/></text:span><text:span text:style-name="T2">Husar Joana Gisele<text:s text:c="14"/></text:span><draw:frame text:anchor-type="as-char" svg:width="38.31mm" svg:height="36.20mm" style:rel-width="scale" style:rel-height="scale"><draw:object-ole xlink:href="OleObj1"/><draw:image xlink:href="ObjectReplacements/OleObj1"/></draw:frame><text:span text:style-name="T4"><text:s text:c="4"/></text:span></text:p>
      <text:p text:style-name="P2"><text:span text:style-name="T5"><text:s text:c="7"/>Sargento Cabral 3508</text:span></text:p>
      <text:p text:style-name="P3"><text:span text:style-name="T5"><text:s text:c="18"/>Bahia Blanca</text:span></text:p>
      <text:p text:style-name="P3"><text:span text:style-name="T5"><text:s text:c="15"/>0291-154711008</text:span></text:p>
      <text:p text:style-name="P3"><text:span text:style-name="T5"/></text:p>
      <text:p text:style-name="P3"><text:span text:style-name="T6">Información personal:</text:span></text:p>
      <text:p text:style-name="P3"><text:span text:style-name="T7">Estado civil: Soltera s/ hijos</text:span></text:p>
      <text:p text:style-name="P3"><text:span text:style-name="T7">Lugar de nacimiento: Bahia Blanca</text:span></text:p>
      <text:p text:style-name="P3"><text:span text:style-name="T7">Nacionalidad: Argentina</text:span></text:p>
      <text:p text:style-name="P3"><text:span text:style-name="T7">Fecha de nacimiento: 21/04/1989</text:span></text:p>
      <text:p text:style-name="P3"><text:span text:style-name="T7">Edad: 24</text:span></text:p>
      <text:p text:style-name="P3"><text:span text:style-name="T7">D.N.I: 34.333.325</text:span></text:p>
      <text:p text:style-name="P3"><text:span text:style-name="T7">Cuil/Cuit: 27-34333325-6</text:span></text:p>
      <text:p text:style-name="P3"><text:span text:style-name="T7"/></text:p>
      <text:p text:style-name="P3"><text:span text:style-name="T8">Educación:</text:span></text:p>
      <text:p text:style-name="P3"><text:span text:style-name="T9">Nivel: Primario Completo</text:span></text:p>
      <text:p text:style-name="P3"><text:span text:style-name="T9">Otorgado por: EGB Nro. 30 Fray Luis Beltran</text:span></text:p>
      <text:p text:style-name="P3"><text:span text:style-name="T9"/></text:p>
      <text:p text:style-name="P3"><text:span text:style-name="T9">Nivel: Secundario Completo</text:span></text:p>
      <text:p text:style-name="P3"><text:span text:style-name="T9">Titulo: Técnico en Industrias del Proceso</text:span></text:p>
      <text:p text:style-name="P3"><text:span text:style-name="T9">Otorgado por: E.E.T Nro. 1 Crucero ARA Gral Belgrano</text:span></text:p>
      <text:p text:style-name="P3"><text:span text:style-name="T9"/></text:p>
      <text:p text:style-name="P3"><text:span text:style-name="T9">Nivel: Terciario hasta segundo año</text:span></text:p>
      <text:p text:style-name="P3"><text:span text:style-name="T9">Técnico en Seguridad e Higiene</text:span></text:p>
      <text:p text:style-name="P3"><text:span text:style-name="T9">I.S.F.T Nro. 190</text:span></text:p>
      <text:p text:style-name="P3"><text:span text:style-name="T9"/></text:p>
      <text:p text:style-name="P3"><text:span text:style-name="T10">Otros conocimientos:</text:span></text:p>
      <text:p text:style-name="P3"><text:span text:style-name="T11">- Ingles nivel Intermedio. Instituto Princeton School</text:span></text:p>
      <text:p text:style-name="P3"><text:span text:style-name="T11">- Curso "Habilidades para el éxito" de Junior Achievement. PBB Polisur</text:span></text:p>
      <text:p text:style-name="P3"><text:span text:style-name="T11"/></text:p>
      <text:p text:style-name="P3"><text:span text:style-name="T12">Experiencia Laboral:</text:span></text:p>
      <text:p text:style-name="P3"><text:span text:style-name="T13">Empresa: Verduleria Los Hermanos</text:span></text:p>
      <text:p text:style-name="P3"><text:span text:style-name="T13">Empleador: Martin Sauer</text:span></text:p>
      <text:p text:style-name="P3"><text:span text:style-name="T13">Mercado Municipal puesto 24 y 25</text:span></text:p>
      <text:p text:style-name="P3"><text:span text:style-name="T13">Puesto: Atención al público</text:span></text:p>
      <text:p text:style-name="P3"><text:span text:style-name="T13">Desde: 2006 hasta 2009</text:span></text:p>
      <text:p text:style-name="P3"><text:span text:style-name="T13"/></text:p>
      <text:p text:style-name="P3"><text:span text:style-name="T13">Empresa: Panaderia Mana</text:span></text:p>
      <text:p text:style-name="P3"><text:span text:style-name="T13">Empleador:Enrique Valetti</text:span></text:p>
      <text:p text:style-name="P3"><text:span text:style-name="T13">Alvarado 75</text:span></text:p>
      <text:p text:style-name="P3"><text:span text:style-name="T13">Puesto: Atención al público</text:span></text:p>
      <text:p text:style-name="P3"><text:span text:style-name="T13">Desde:2009 hasta 2012</text:span></text:p>
      <text:p text:style-name="P4"><text:span text:style-name="T13"/></text:p>
      <text:p text:style-name="P5"><text:span text:style-name="T13"/></text:p>
      <text:p text:style-name="P5"><text:span text:style-name="T13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4"/></text:p>
      <text:p text:style-name="P5"><text:span text:style-name="T15"/></text:p>
      <text:p text:style-name="P5"><text:span text:style-name="T1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